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9726"/>
    </style:style>
    <style:style style:name="P2" style:family="paragraph" style:parent-style-name="Text_20_body">
      <style:text-properties officeooo:rsid="0020d515" officeooo:paragraph-rsid="0020d515"/>
    </style:style>
    <style:style style:name="P3" style:family="paragraph" style:parent-style-name="Text_20_body">
      <style:text-properties fo:font-style="normal" officeooo:rsid="0022bc57" officeooo:paragraph-rsid="0022bc57" style:font-style-asian="normal" style:font-style-complex="normal"/>
    </style:style>
    <style:style style:name="P4" style:family="paragraph" style:parent-style-name="Text_20_body">
      <style:paragraph-properties fo:text-align="start" style:justify-single-word="false"/>
      <style:text-properties fo:font-style="normal" officeooo:rsid="00289b4f" officeooo:paragraph-rsid="00289b4f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fo:font-style="normal" officeooo:rsid="002b9aeb" officeooo:paragraph-rsid="002b9aeb" style:font-style-asian="normal" style:font-style-complex="normal"/>
    </style:style>
    <style:style style:name="P6" style:family="paragraph" style:parent-style-name="Text_20_body">
      <style:text-properties fo:font-style="normal" officeooo:rsid="00305011" officeooo:paragraph-rsid="00305011" style:font-style-asian="normal" style:font-style-complex="normal"/>
    </style:style>
    <style:style style:name="P7" style:family="paragraph" style:parent-style-name="Text_20_body">
      <style:text-properties fo:font-style="normal" officeooo:rsid="00308e4f" officeooo:paragraph-rsid="00308e4f" style:font-style-asian="normal" style:font-style-complex="normal"/>
    </style:style>
    <style:style style:name="P8" style:family="paragraph" style:parent-style-name="Text_20_body">
      <style:text-properties fo:font-style="normal" officeooo:rsid="0033ccfc" officeooo:paragraph-rsid="003665b7" style:font-style-asian="normal" style:font-style-complex="normal"/>
    </style:style>
    <style:style style:name="P9" style:family="paragraph" style:parent-style-name="Text_20_body">
      <style:text-properties fo:font-style="normal" officeooo:rsid="00373c4d" officeooo:paragraph-rsid="00373c4d" style:font-style-asian="normal" style:font-style-complex="normal"/>
    </style:style>
    <style:style style:name="P10" style:family="paragraph" style:parent-style-name="Text_20_body">
      <style:text-properties fo:font-style="normal" officeooo:rsid="0039a36f" officeooo:paragraph-rsid="0039a36f" style:font-style-asian="normal" style:font-style-complex="normal"/>
    </style:style>
    <style:style style:name="P11" style:family="paragraph" style:parent-style-name="Text_20_body">
      <style:text-properties fo:font-style="normal" officeooo:rsid="004b55de" officeooo:paragraph-rsid="004b55de" style:font-style-asian="normal" style:font-style-complex="normal"/>
    </style:style>
    <style:style style:name="P12" style:family="paragraph" style:parent-style-name="Text_20_body">
      <style:text-properties fo:font-style="normal" officeooo:rsid="004d95eb" officeooo:paragraph-rsid="004d95eb" style:font-style-asian="normal" style:font-style-complex="normal"/>
    </style:style>
    <style:style style:name="P13" style:family="paragraph" style:parent-style-name="Text_20_body">
      <style:text-properties fo:font-style="normal" officeooo:rsid="0052cad4" officeooo:paragraph-rsid="0052cad4" style:font-style-asian="normal" style:font-style-complex="normal"/>
    </style:style>
    <style:style style:name="P14" style:family="paragraph" style:parent-style-name="Text_20_body">
      <style:text-properties fo:font-style="normal" officeooo:rsid="003aa782" officeooo:paragraph-rsid="003aa782" style:font-style-asian="normal" style:font-style-complex="normal"/>
    </style:style>
    <style:style style:name="P15" style:family="paragraph" style:parent-style-name="Text_20_body">
      <style:text-properties fo:font-style="normal" officeooo:rsid="0053a9a4" officeooo:paragraph-rsid="0053a9a4" style:font-style-asian="normal" style:font-style-complex="normal"/>
    </style:style>
    <style:style style:name="P16" style:family="paragraph" style:parent-style-name="Text_20_body">
      <style:text-properties fo:font-style="normal" officeooo:rsid="0070ea1a" officeooo:paragraph-rsid="0070ea1a" style:font-style-asian="normal" style:font-style-complex="normal"/>
    </style:style>
    <style:style style:name="P17" style:family="paragraph" style:parent-style-name="Text_20_body">
      <style:text-properties fo:font-style="normal" officeooo:rsid="0074b8d6" officeooo:paragraph-rsid="0074b8d6" style:font-style-asian="normal" style:font-style-complex="normal"/>
    </style:style>
    <style:style style:name="P18" style:family="paragraph" style:parent-style-name="Text_20_body">
      <style:text-properties fo:font-style="italic" officeooo:rsid="00289b4f" officeooo:paragraph-rsid="00289b4f" style:font-style-asian="italic" style:font-style-complex="italic"/>
    </style:style>
    <style:style style:name="P19" style:family="paragraph" style:parent-style-name="Text_20_body">
      <style:text-properties fo:font-style="italic" officeooo:rsid="0076a7ce" officeooo:paragraph-rsid="0076a7ce" style:font-style-asian="italic" style:font-style-complex="italic"/>
    </style:style>
    <style:style style:name="P20" style:family="paragraph" style:parent-style-name="Text_20_body">
      <style:text-properties officeooo:paragraph-rsid="002d1d03"/>
    </style:style>
    <style:style style:name="P21" style:family="paragraph" style:parent-style-name="Text_20_body">
      <style:text-properties officeooo:rsid="002e50b2" officeooo:paragraph-rsid="002e50b2"/>
    </style:style>
    <style:style style:name="P22" style:family="paragraph" style:parent-style-name="Text_20_body">
      <style:text-properties fo:color="#21409a" fo:font-style="normal" officeooo:rsid="0033ccfc" officeooo:paragraph-rsid="003665b7" style:font-style-asian="normal" style:font-style-complex="normal"/>
    </style:style>
    <style:style style:name="P23" style:family="paragraph" style:parent-style-name="Text_20_body">
      <style:text-properties fo:color="#21409a" fo:font-style="italic" officeooo:rsid="003665b7" officeooo:paragraph-rsid="003665b7" style:font-style-asian="italic" style:font-style-complex="italic"/>
    </style:style>
    <style:style style:name="P24" style:family="paragraph" style:parent-style-name="Text_20_body">
      <style:text-properties fo:color="#21409a" fo:font-style="italic" officeooo:rsid="00371e44" officeooo:paragraph-rsid="003665b7" style:font-style-asian="italic" style:font-style-complex="italic"/>
    </style:style>
    <style:style style:name="P25" style:family="paragraph" style:parent-style-name="Text_20_body">
      <style:text-properties officeooo:paragraph-rsid="003f2441"/>
    </style:style>
    <style:style style:name="P26" style:family="paragraph" style:parent-style-name="Text_20_body">
      <style:text-properties officeooo:rsid="0058633a" officeooo:paragraph-rsid="005d794a"/>
    </style:style>
    <style:style style:name="P27" style:family="paragraph" style:parent-style-name="Text_20_body">
      <style:text-properties officeooo:paragraph-rsid="005d794a"/>
    </style:style>
    <style:style style:name="P28" style:family="paragraph" style:parent-style-name="Text_20_body">
      <style:text-properties fo:font-style="normal" officeooo:rsid="0078083e" officeooo:paragraph-rsid="0078083e" style:font-style-asian="normal" style:font-style-complex="normal"/>
    </style:style>
    <style:style style:name="P29" style:family="paragraph" style:parent-style-name="Text_20_body">
      <style:text-properties fo:font-style="normal" officeooo:rsid="007ea979" officeooo:paragraph-rsid="007ea979" style:font-style-asian="normal" style:font-style-complex="normal"/>
    </style:style>
    <style:style style:name="P30" style:family="paragraph" style:parent-style-name="Heading_20_2">
      <style:text-properties officeooo:rsid="001f9726" officeooo:paragraph-rsid="001f9726"/>
    </style:style>
    <style:style style:name="P31" style:family="paragraph" style:parent-style-name="Heading_20_2">
      <style:paragraph-properties fo:break-before="page"/>
      <style:text-properties officeooo:rsid="002d1d03" officeooo:paragraph-rsid="002d1d03"/>
    </style:style>
    <style:style style:name="P32" style:family="paragraph" style:parent-style-name="Heading_20_2">
      <style:paragraph-properties fo:break-before="page"/>
      <style:text-properties officeooo:rsid="003f2441" officeooo:paragraph-rsid="003f2441"/>
    </style:style>
    <style:style style:name="P33" style:family="paragraph" style:parent-style-name="Heading_20_2">
      <style:paragraph-properties fo:break-before="page"/>
      <style:text-properties officeooo:rsid="0056e3de" officeooo:paragraph-rsid="005d794a"/>
    </style:style>
    <style:style style:name="T1" style:family="text">
      <style:text-properties officeooo:rsid="00213f5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f5b" style:font-style-asian="italic" style:font-style-complex="italic"/>
    </style:style>
    <style:style style:name="T4" style:family="text">
      <style:text-properties fo:font-style="italic" officeooo:rsid="0024a88e" style:font-style-asian="italic" style:font-style-complex="italic"/>
    </style:style>
    <style:style style:name="T5" style:family="text">
      <style:text-properties fo:font-style="italic" officeooo:rsid="00299eaa" style:font-style-asian="italic" style:font-style-complex="italic"/>
    </style:style>
    <style:style style:name="T6" style:family="text">
      <style:text-properties fo:font-style="italic" officeooo:rsid="002a14e1" style:font-style-asian="italic" style:font-style-complex="italic"/>
    </style:style>
    <style:style style:name="T7" style:family="text">
      <style:text-properties fo:font-style="italic" officeooo:rsid="002c356a" style:font-style-asian="italic" style:font-style-complex="italic"/>
    </style:style>
    <style:style style:name="T8" style:family="text">
      <style:text-properties fo:font-style="italic" officeooo:rsid="00308e4f" style:font-style-asian="italic" style:font-style-complex="italic"/>
    </style:style>
    <style:style style:name="T9" style:family="text">
      <style:text-properties fo:font-style="italic" officeooo:rsid="00322510" style:font-style-asian="italic" style:font-style-complex="italic"/>
    </style:style>
    <style:style style:name="T10" style:family="text">
      <style:text-properties fo:font-style="italic" officeooo:rsid="003513a0" style:font-style-asian="italic" style:font-style-complex="italic"/>
    </style:style>
    <style:style style:name="T11" style:family="text">
      <style:text-properties fo:font-style="italic" officeooo:rsid="003665b7" style:font-style-asian="italic" style:font-style-complex="italic"/>
    </style:style>
    <style:style style:name="T12" style:family="text">
      <style:text-properties fo:font-style="italic" officeooo:rsid="00371e44" style:font-style-asian="italic" style:font-style-complex="italic"/>
    </style:style>
    <style:style style:name="T13" style:family="text">
      <style:text-properties fo:font-style="italic" officeooo:rsid="00437c0f" style:font-style-asian="italic" style:font-style-complex="italic"/>
    </style:style>
    <style:style style:name="T14" style:family="text">
      <style:text-properties fo:font-style="italic" officeooo:rsid="004513fe" style:font-style-asian="italic" style:font-style-complex="italic"/>
    </style:style>
    <style:style style:name="T15" style:family="text">
      <style:text-properties fo:font-style="italic" officeooo:rsid="0045d4fb" style:font-style-asian="italic" style:font-style-complex="italic"/>
    </style:style>
    <style:style style:name="T16" style:family="text">
      <style:text-properties fo:font-style="italic" officeooo:rsid="00477c00" style:font-style-asian="italic" style:font-style-complex="italic"/>
    </style:style>
    <style:style style:name="T17" style:family="text">
      <style:text-properties fo:font-style="italic" officeooo:rsid="004d2a98" style:font-style-asian="italic" style:font-style-complex="italic"/>
    </style:style>
    <style:style style:name="T18" style:family="text">
      <style:text-properties fo:font-style="italic" officeooo:rsid="004d8434" style:font-style-asian="italic" style:font-style-complex="italic"/>
    </style:style>
    <style:style style:name="T19" style:family="text">
      <style:text-properties fo:font-style="italic" officeooo:rsid="0059fbc5" style:font-style-asian="italic" style:font-style-complex="italic"/>
    </style:style>
    <style:style style:name="T20" style:family="text">
      <style:text-properties fo:font-style="italic" officeooo:rsid="005a1860" style:font-style-asian="italic" style:font-style-complex="italic"/>
    </style:style>
    <style:style style:name="T21" style:family="text">
      <style:text-properties fo:font-style="italic" officeooo:rsid="005b72a1" style:font-style-asian="italic" style:font-style-complex="italic"/>
    </style:style>
    <style:style style:name="T22" style:family="text">
      <style:text-properties fo:font-style="italic" officeooo:rsid="00593278" style:font-style-asian="italic" style:font-style-complex="italic"/>
    </style:style>
    <style:style style:name="T23" style:family="text">
      <style:text-properties fo:font-style="italic" officeooo:rsid="005e5773" style:font-style-asian="italic" style:font-style-complex="italic"/>
    </style:style>
    <style:style style:name="T24" style:family="text">
      <style:text-properties fo:font-style="italic" officeooo:rsid="00602813" style:font-style-asian="italic" style:font-style-complex="italic"/>
    </style:style>
    <style:style style:name="T25" style:family="text">
      <style:text-properties fo:font-style="italic" officeooo:rsid="00619e0a" style:font-style-asian="italic" style:font-style-complex="italic"/>
    </style:style>
    <style:style style:name="T26" style:family="text">
      <style:text-properties fo:font-style="italic" officeooo:rsid="00639856" style:font-style-asian="italic" style:font-style-complex="italic"/>
    </style:style>
    <style:style style:name="T27" style:family="text">
      <style:text-properties fo:font-style="italic" officeooo:rsid="006544f4" style:font-style-asian="italic" style:font-style-complex="italic"/>
    </style:style>
    <style:style style:name="T28" style:family="text">
      <style:text-properties fo:font-style="italic" officeooo:rsid="0065dc3b" style:font-style-asian="italic" style:font-style-complex="italic"/>
    </style:style>
    <style:style style:name="T29" style:family="text">
      <style:text-properties fo:font-style="italic" officeooo:rsid="00669ef0" style:font-style-asian="italic" style:font-style-complex="italic"/>
    </style:style>
    <style:style style:name="T30" style:family="text">
      <style:text-properties fo:font-style="italic" officeooo:rsid="0066f072" style:font-style-asian="italic" style:font-style-complex="italic"/>
    </style:style>
    <style:style style:name="T31" style:family="text">
      <style:text-properties fo:font-style="italic" officeooo:rsid="006880cc" style:font-style-asian="italic" style:font-style-complex="italic"/>
    </style:style>
    <style:style style:name="T32" style:family="text">
      <style:text-properties fo:font-style="italic" officeooo:rsid="00693b13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213f5b" style:font-style-asian="normal" style:font-style-complex="normal"/>
    </style:style>
    <style:style style:name="T35" style:family="text">
      <style:text-properties fo:font-style="normal" officeooo:rsid="00437c0f" style:font-style-asian="normal" style:font-style-complex="normal"/>
    </style:style>
    <style:style style:name="T36" style:family="text">
      <style:text-properties fo:font-style="normal" officeooo:rsid="0045d4fb" style:font-style-asian="normal" style:font-style-complex="normal"/>
    </style:style>
    <style:style style:name="T37" style:family="text">
      <style:text-properties fo:font-style="normal" officeooo:rsid="0059fbc5" style:font-style-asian="normal" style:font-style-complex="normal"/>
    </style:style>
    <style:style style:name="T38" style:family="text">
      <style:text-properties fo:font-style="normal" officeooo:rsid="005a1860" style:font-style-asian="normal" style:font-style-complex="normal"/>
    </style:style>
    <style:style style:name="T39" style:family="text">
      <style:text-properties fo:font-style="normal" officeooo:rsid="005b72a1" style:font-style-asian="normal" style:font-style-complex="normal"/>
    </style:style>
    <style:style style:name="T40" style:family="text">
      <style:text-properties fo:font-style="normal" officeooo:rsid="00593278" style:font-style-asian="normal" style:font-style-complex="normal"/>
    </style:style>
    <style:style style:name="T41" style:family="text">
      <style:text-properties fo:font-style="normal" officeooo:rsid="005e5773" style:font-style-asian="normal" style:font-style-complex="normal"/>
    </style:style>
    <style:style style:name="T42" style:family="text">
      <style:text-properties fo:font-style="normal" officeooo:rsid="00619e0a" style:font-style-asian="normal" style:font-style-complex="normal"/>
    </style:style>
    <style:style style:name="T43" style:family="text">
      <style:text-properties fo:font-style="normal" officeooo:rsid="006544f4" style:font-style-asian="normal" style:font-style-complex="normal"/>
    </style:style>
    <style:style style:name="T44" style:family="text">
      <style:text-properties fo:font-style="normal" officeooo:rsid="0065dc3b" style:font-style-asian="normal" style:font-style-complex="normal"/>
    </style:style>
    <style:style style:name="T45" style:family="text">
      <style:text-properties fo:font-style="normal" officeooo:rsid="00669ef0" style:font-style-asian="normal" style:font-style-complex="normal"/>
    </style:style>
    <style:style style:name="T46" style:family="text">
      <style:text-properties officeooo:rsid="00241d39"/>
    </style:style>
    <style:style style:name="T47" style:family="text">
      <style:text-properties officeooo:rsid="00299eaa"/>
    </style:style>
    <style:style style:name="T48" style:family="text">
      <style:text-properties officeooo:rsid="002a14e1"/>
    </style:style>
    <style:style style:name="T49" style:family="text">
      <style:text-properties officeooo:rsid="00308e4f"/>
    </style:style>
    <style:style style:name="T50" style:family="text">
      <style:text-properties officeooo:rsid="00322510"/>
    </style:style>
    <style:style style:name="T51" style:family="text">
      <style:text-properties officeooo:rsid="003513a0"/>
    </style:style>
    <style:style style:name="T52" style:family="text">
      <style:text-properties fo:color="#00a65d" officeooo:rsid="003513a0"/>
    </style:style>
    <style:style style:name="T53" style:family="text">
      <style:text-properties fo:color="#00a65d" fo:font-style="italic" officeooo:rsid="003513a0" style:font-style-asian="italic" style:font-style-complex="italic"/>
    </style:style>
    <style:style style:name="T54" style:family="text">
      <style:text-properties fo:color="#00a65d" fo:font-style="normal" officeooo:rsid="00669ef0" style:font-style-asian="normal" style:font-style-complex="normal"/>
    </style:style>
    <style:style style:name="T55" style:family="text">
      <style:text-properties fo:color="#21409a" fo:font-style="italic" officeooo:rsid="003513a0" style:font-style-asian="italic" style:font-style-complex="italic"/>
    </style:style>
    <style:style style:name="T56" style:family="text">
      <style:text-properties fo:color="#21409a" fo:font-style="italic" officeooo:rsid="003665b7" style:font-style-asian="italic" style:font-style-complex="italic"/>
    </style:style>
    <style:style style:name="T57" style:family="text">
      <style:text-properties officeooo:rsid="00437c0f"/>
    </style:style>
    <style:style style:name="T58" style:family="text">
      <style:text-properties officeooo:rsid="004942c3"/>
    </style:style>
    <style:style style:name="T59" style:family="text">
      <style:text-properties officeooo:rsid="004d2a98"/>
    </style:style>
    <style:style style:name="T60" style:family="text">
      <style:text-properties officeooo:rsid="004d8434"/>
    </style:style>
    <style:style style:name="T61" style:family="text">
      <style:text-properties fo:color="#009353" fo:font-style="italic" officeooo:rsid="00504d3c" style:font-style-asian="italic" style:font-style-complex="italic"/>
    </style:style>
    <style:style style:name="T62" style:family="text">
      <style:text-properties fo:color="#000000"/>
    </style:style>
    <style:style style:name="T63" style:family="text">
      <style:text-properties fo:color="#000000" fo:font-style="normal" style:font-style-asian="normal" style:font-style-complex="normal"/>
    </style:style>
    <style:style style:name="T64" style:family="text">
      <style:text-properties fo:color="#000000" fo:font-style="normal" officeooo:rsid="0050bf24" style:font-style-asian="normal" style:font-style-complex="normal"/>
    </style:style>
    <style:style style:name="T65" style:family="text">
      <style:text-properties fo:color="#000000" fo:font-style="normal" officeooo:rsid="0051a3fa" style:font-style-asian="normal" style:font-style-complex="normal"/>
    </style:style>
    <style:style style:name="T66" style:family="text">
      <style:text-properties fo:color="#000000" fo:font-style="normal" officeooo:rsid="0076ea8a" style:font-style-asian="normal" style:font-style-complex="normal"/>
    </style:style>
    <style:style style:name="T67" style:family="text">
      <style:text-properties fo:color="#000000" fo:font-style="italic" style:font-style-asian="italic" style:font-style-complex="italic"/>
    </style:style>
    <style:style style:name="T68" style:family="text">
      <style:text-properties fo:color="#000000" fo:font-style="italic" officeooo:rsid="0050bf24" style:font-style-asian="italic" style:font-style-complex="italic"/>
    </style:style>
    <style:style style:name="T69" style:family="text">
      <style:text-properties fo:color="#000000" fo:font-style="italic" officeooo:rsid="0051a3fa" style:font-style-asian="italic" style:font-style-complex="italic"/>
    </style:style>
    <style:style style:name="T70" style:family="text">
      <style:text-properties fo:color="#000000" fo:font-style="italic" officeooo:rsid="00559953" style:font-style-asian="italic" style:font-style-complex="italic"/>
    </style:style>
    <style:style style:name="T71" style:family="text">
      <style:text-properties fo:color="#000000" fo:font-style="italic" officeooo:rsid="006c6497" style:font-style-asian="italic" style:font-style-complex="italic"/>
    </style:style>
    <style:style style:name="T72" style:family="text">
      <style:text-properties fo:color="#000000" fo:font-style="italic" officeooo:rsid="006e3b84" style:font-style-asian="italic" style:font-style-complex="italic"/>
    </style:style>
    <style:style style:name="T73" style:family="text">
      <style:text-properties fo:color="#000000" fo:font-style="italic" officeooo:rsid="006fe511" style:font-style-asian="italic" style:font-style-complex="italic"/>
    </style:style>
    <style:style style:name="T74" style:family="text">
      <style:text-properties fo:color="#000000" fo:font-style="italic" officeooo:rsid="0071b0d3" style:font-style-asian="italic" style:font-style-complex="italic"/>
    </style:style>
    <style:style style:name="T75" style:family="text">
      <style:text-properties fo:color="#000000" fo:font-style="italic" officeooo:rsid="00725da3" style:font-style-asian="italic" style:font-style-complex="italic"/>
    </style:style>
    <style:style style:name="T76" style:family="text">
      <style:text-properties fo:color="#000000" fo:font-style="italic" officeooo:rsid="00730ccc" style:font-style-asian="italic" style:font-style-complex="italic"/>
    </style:style>
    <style:style style:name="T77" style:family="text">
      <style:text-properties fo:color="#000000" fo:font-style="italic" officeooo:rsid="0075f170" style:font-style-asian="italic" style:font-style-complex="italic"/>
    </style:style>
    <style:style style:name="T78" style:family="text">
      <style:text-properties fo:color="#000000" fo:font-style="italic" officeooo:rsid="007b6eb1" style:font-style-asian="italic" style:font-style-complex="italic"/>
    </style:style>
    <style:style style:name="T79" style:family="text">
      <style:text-properties fo:color="#000000" fo:font-style="italic" officeooo:rsid="007fea9f" style:font-style-asian="italic" style:font-style-complex="italic"/>
    </style:style>
    <style:style style:name="T80" style:family="text">
      <style:text-properties fo:color="#000000" officeooo:rsid="0051a3fa"/>
    </style:style>
    <style:style style:name="T81" style:family="text">
      <style:text-properties fo:color="#000000" officeooo:rsid="0053fe2b"/>
    </style:style>
    <style:style style:name="T82" style:family="text">
      <style:text-properties fo:color="#000000" officeooo:rsid="00559953"/>
    </style:style>
    <style:style style:name="T83" style:family="text">
      <style:text-properties fo:color="#000000" officeooo:rsid="006c6497"/>
    </style:style>
    <style:style style:name="T84" style:family="text">
      <style:text-properties fo:color="#000000" officeooo:rsid="0071b0d3"/>
    </style:style>
    <style:style style:name="T85" style:family="text">
      <style:text-properties fo:color="#000000" officeooo:rsid="00730ccc"/>
    </style:style>
    <style:style style:name="T86" style:family="text">
      <style:text-properties fo:color="#000000" officeooo:rsid="0076ea8a"/>
    </style:style>
    <style:style style:name="T87" style:family="text">
      <style:text-properties fo:color="#000000" officeooo:rsid="007fea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>Controlled and Uncontrolled</text:h>
      <text:p text:style-name="P1"/>
      <text:p text:style-name="P2">Find Template in Folder <text:span text:style-name="T1">and replace </text:span><text:span text:style-name="T3">public </text:span><text:span text:style-name="T34">and </text:span><text:span text:style-name="T3">components.</text:span></text:p>
      <text:p text:style-name="P3">Controlled component is when we use react 100% <text:span text:style-name="T46">and doesn’t bypass it. So everything has to go through </text:span><text:span text:style-name="T4">state.</text:span></text:p>
      <text:p text:style-name="P4">File <text:span text:style-name="T2">controlled.jsx </text:span>returns div with class <text:span text:style-name="T2">container </text:span><text:span text:style-name="T47">has child </text:span><text:span text:style-name="T5">form. Form </text:span><text:span text:style-name="T47">has child </text:span><text:span text:style-name="T5">div </text:span><text:span text:style-name="T47">with class </text:span><text:span text:style-name="T5">form-element. Form-element </text:span><text:span text:style-name="T47">has child </text:span><text:span text:style-name="T5">label </text:span><text:span text:style-name="T47">with text </text:span><text:span text:style-name="T5">Enter Name. </text:span><text:span text:style-name="T47">Has sibling </text:span><text:span text:style-name="T5">input </text:span><text:span text:style-name="T47">type=</text:span><text:span text:style-name="T5">text . </text:span><text:span text:style-name="T47">Do same for Last Name . In </text:span><text:span text:style-name="T5">input </text:span><text:span text:style-name="T47">value=</text:span><text:span text:style-name="T5">this.state.name </text:span><text:span text:style-name="T48">and same for last name,</text:span><text:span text:style-name="T5"> </text:span><text:span text:style-name="T47">because we want to pass the value through the state. Use event listener </text:span><text:span text:style-name="T6">onChange </text:span><text:span text:style-name="T48">and create function to handle them and inside use set state to assing </text:span><text:span text:style-name="T6">event.target.value.</text:span></text:p>
      <text:p text:style-name="P5">For uncontrolled component we use <text:span text:style-name="T2">ref </text:span>to catch the value: <text:span text:style-name="T7">ref={ input =&gt; this.name = input }</text:span></text:p>
      <text:p text:style-name="P18"/>
      <text:h text:style-name="P31" text:outline-level="2">Form Templating</text:h>
      <text:p text:style-name="P20"/>
      <text:p text:style-name="P21"><text:span text:style-name="T49">In </text:span><text:span text:style-name="T8">user.jsx, d</text:span>iv <text:span text:style-name="T2">container </text:span><text:span text:style-name="T33">has child </text:span><text:span text:style-name="T2">form onSubmit = submitForm </text:span><text:span text:style-name="T33">and at the end </text:span><text:span text:style-name="T2">button </text:span><text:span text:style-name="T33">type </text:span><text:span text:style-name="T2">submit</text:span></text:p>
      <text:p text:style-name="P6">Create new key <text:span text:style-name="T2">formData </text:span>in state. It has object <text:span text:style-name="T2">name </text:span>with values <text:span text:style-name="T2">element: input, value: ‘’ , label: true, </text:span><text:span text:style-name="T8">labelText: Name, config: { name: name_input, type: text, placeholder: Enter your name}</text:span></text:p>
      <text:p text:style-name="P7"><text:span text:style-name="T2">formData </text:span>has object <text:span text:style-name="T2">lastname </text:span>with <text:span text:style-name="T2">labelText: LastName, config.name: lastname_input, placeholder: Enter your last name.</text:span></text:p>
      <text:p text:style-name="P7">Now create a t<text:span text:style-name="T2">e</text:span>m<text:span text:style-name="T2">p</text:span>l<text:span text:style-name="T2">a</text:span>t<text:span text:style-name="T2">i</text:span>n<text:span text:style-name="T2">g</text:span> component <text:span text:style-name="T2">src/Widgets/Forms/formFields.jsx </text:span>has functional component <text:span text:style-name="T2">FormFields </text:span>returns <text:span text:style-name="T2">renderFields() </text:span>in a div. <text:span text:style-name="T50">In </text:span><text:span text:style-name="T9">user.jsx </text:span><text:span text:style-name="T50">pass </text:span><text:span text:style-name="T9">FormFields </text:span><text:span text:style-name="T50">with </text:span><text:span text:style-name="T9">formData.</text:span></text:p>
      <text:p text:style-name="P8">Inside <text:span text:style-name="T2">renderFields, const formArray </text:span>is an array. <text:span text:style-name="T51">We use </text:span><text:span text:style-name="T10">for(</text:span><text:span text:style-name="T52">similar to </text:span><text:span text:style-name="T53">foreach</text:span><text:span text:style-name="T10">) </text:span><text:span text:style-name="T51">which is ES6 syntax: <text:s text:c="46"/></text:span><text:span text:style-name="T55">for( let elementName in porps.formData )</text:span><text:span text:style-name="T56">{</text:span></text:p>
      <text:p text:style-name="P23"><text:tab/>formArray.push({</text:p>
      <text:p text:style-name="P22"><text:span text:style-name="T11"><text:tab/><text:tab/></text:span><text:span text:style-name="T12">id: elementName,</text:span></text:p>
      <text:p text:style-name="P24"><text:tab/><text:tab/>settings: props.formData[elementName]</text:p>
      <text:p text:style-name="P23"><text:tab/>})</text:p>
      <text:p text:style-name="P23">} </text:p>
      <text:p text:style-name="P9">Console log <text:span text:style-name="T2">formArray </text:span>to see the result.</text:p>
      <text:p text:style-name="P10">Now after <text:span text:style-name="T2">for </text:span>we make a template using map function that returns <text:span text:style-name="T2">div </text:span>with key={i} class <text:span text:style-name="T2">form_element </text:span>has function <text:span text:style-name="T2">renderTemplates (item).</text:span></text:p>
      <text:p text:style-name="P14">Inside <text:span text:style-name="T2">renderTemplates </text:span>create a variable <text:span text:style-name="T2">values = data.settings, </text:span>let <text:span text:style-name="T2">formTemplate = null, <text:s/></text:span>then switch to <text:span text:style-name="T2">values.element </text:span>with case <text:span text:style-name="T2">input </text:span></text:p>
      <text:h text:style-name="P32" text:outline-level="2">Form Templating 2</text:h>
      <text:p text:style-name="P25"/>
      <text:p text:style-name="P25"><text:span text:style-name="T58">Inside form template </text:span><text:span text:style-name="T13">div</text:span><text:span text:style-name="T57">, function </text:span><text:span text:style-name="T13">showLabel</text:span><text:span text:style-name="T14">(values.label, values.labelText)</text:span><text:span text:style-name="T13"> </text:span><text:span text:style-name="T35">will receive values and add label. </text:span><text:span text:style-name="T36">Then for </text:span><text:span text:style-name="T15">input </text:span><text:span text:style-name="T36">we have all the information we need in </text:span><text:span text:style-name="T15">config</text:span><text:span text:style-name="T36"> so inside input tag we can </text:span><text:span text:style-name="T15"><text:s text:c="22"/>{...values.config} </text:span><text:span text:style-name="T16">value={values.value}.</text:span></text:p>
      <text:p text:style-name="P11">In <text:span text:style-name="T2">user </text:span>inside <text:span text:style-name="T2">FormFields </text:span>pass another props <text:span text:style-name="T2">change </text:span>takes <text:span text:style-name="T2">newState </text:span>and pass arrow function calls <text:span text:style-name="T2">updateForm </text:span>and pass argument. <text:span text:style-name="T59">In </text:span><text:span text:style-name="T17">formFields, input </text:span><text:span text:style-name="T59">has </text:span><text:span text:style-name="T17">onChange </text:span><text:span text:style-name="T59">takes </text:span><text:span text:style-name="T17">event, data.id </text:span><text:span text:style-name="T59">and arrows to </text:span><text:span text:style-name="T17">changeHandler. </text:span><text:span text:style-name="T59">This function will add temporary variable </text:span><text:span text:style-name="T18">newState </text:span><text:span text:style-name="T60">&amp; assigns with </text:span><text:span text:style-name="T17">props.formData. </text:span><text:span text:style-name="T59">Where </text:span><text:span text:style-name="T17">newState[id].value = event.target.value; </text:span><text:span text:style-name="T18">props.change(newState);</text:span></text:p>
      <text:p text:style-name="P12">In <text:span text:style-name="T2">user, updateForm </text:span>will set <text:span text:style-name="T2">formData </text:span>to it’s argument.</text:p>
      <text:p text:style-name="Text_20_body">In <text:span text:style-name="T2">user, submitForm </text:span>with <text:span text:style-name="T2">event </text:span>argument has <text:span text:style-name="T2">event.preventDefault();</text:span><text:span text:style-name="T61">This will prevent form from submitting automatically. <text:tab/><text:tab/><text:tab/><text:tab/><text:tab/><text:tab/><text:tab/><text:tab/><text:tab/><text:tab/><text:tab/><text:tab/><text:tab/><text:tab/><text:tab/><text:tab/><text:tab/> <text:s text:c="15"/></text:span><text:span text:style-name="T68">Let</text:span><text:span text:style-name="T64"> </text:span><text:span text:style-name="T68">dataToSubmit</text:span><text:span text:style-name="T64"> is empty object. Use </text:span><text:span text:style-name="T68">for let key in this.state.formData </text:span><text:span text:style-name="T64">then inside <text:s text:c="17"/></text:span><text:span text:style-name="T68">dataToSubmit[key] = this.state.formData[key].value; </text:span><text:span text:style-name="T65">In this way if we add a new </text:span><text:span text:style-name="T69">input </text:span><text:span text:style-name="T65">in </text:span><text:span text:style-name="T69">formData </text:span><text:span text:style-name="T65">we already have all settings to grab the information from the fields. Then we can call </text:span><text:span text:style-name="T69">axios </text:span><text:span text:style-name="T65">as: <text:s text:c="36"/></text:span><text:span text:style-name="T69">axios.post(url, dataToSubmit)</text:span></text:p>
      <text:p text:style-name="P13"><text:span text:style-name="T80">L</text:span><text:span text:style-name="T62">ets add more fields: </text:span><text:span text:style-name="T67">message </text:span><text:span text:style-name="T62">has </text:span><text:span text:style-name="T67">element: textarea, </text:span><text:span text:style-name="T62">inside </text:span><text:span text:style-name="T67">config { name: message_input, rows: 4, cols: 36 }. </text:span><text:span text:style-name="T62">In </text:span><text:span text:style-name="T67">formTemplate, textarea </text:span><text:span text:style-name="T62">tag. </text:span></text:p>
      <text:p text:style-name="P15"><text:span text:style-name="T62">Another field </text:span><text:span text:style-name="T67">age </text:span><text:span text:style-name="T62">has </text:span><text:span text:style-name="T67">element: select, labelText: Age, </text:span><text:span text:style-name="T62">inside </text:span><text:span text:style-name="T67">config, name </text:span><text:span text:style-name="T62">and </text:span><text:span text:style-name="T67">option</text:span><text:span text:style-name="T70">s</text:span><text:span text:style-name="T67"> </text:span><text:span text:style-name="T62">is an array of objects with value and text like: {val: ‘1’, text: ‘10-20’} </text:span><text:span text:style-name="T81">and two other. </text:span><text:span text:style-name="T82">While templating inside </text:span><text:span text:style-name="T70">select </text:span><text:span text:style-name="T82">tag, </text:span><text:span text:style-name="T70">value, name, </text:span><text:span text:style-name="T82">It has child which map </text:span><text:span text:style-name="T70">options </text:span><text:span text:style-name="T82">with </text:span><text:span text:style-name="T70">option </text:span><text:span text:style-name="T82">tag with key:</text:span><text:span text:style-name="T70">i value: item.val </text:span><text:span text:style-name="T82">and child </text:span><text:span text:style-name="T70">item.text</text:span></text:p>
      <text:h text:style-name="P33" text:outline-level="2">Adding Validation</text:h>
      <text:p text:style-name="P27"/>
      <text:p text:style-name="P26"><text:span text:style-name="T33">We will add validation when templating</text:span><text:span text:style-name="T2">.</text:span><text:span text:style-name="T33"> </text:span><text:span text:style-name="T40">The rule for validation should be added when we define form element in state for every element.</text:span><text:span text:style-name="T22"> </text:span><text:span text:style-name="T40">So add another object in elements </text:span><text:span text:style-name="T37">which is </text:span><text:span text:style-name="T19">validation. </text:span><text:span text:style-name="T37">Inside </text:span><text:span text:style-name="T19">validation </text:span><text:span text:style-name="T37">there are objects like </text:span><text:span text:style-name="T19">required: true </text:span><text:span text:style-name="T37">by default. </text:span><text:span text:style-name="T38">Then another object in elements </text:span><text:span text:style-name="T20">valid: false, touched: false, validationMessage: ‘’. </text:span><text:span text:style-name="T39">In </text:span><text:span text:style-name="T21">lastname </text:span><text:span text:style-name="T39">we can assign </text:span><text:span text:style-name="T21">required: false </text:span><text:span text:style-name="T39">and </text:span><text:span text:style-name="T21">valid: true </text:span><text:span text:style-name="T39">because we didn’t need validation.</text:span></text:p>
      <text:p text:style-name="Text_20_body"><text:span text:style-name="T39">W</text:span><text:span text:style-name="T33">e will start checking validation after typing in </text:span><text:span text:style-name="T2">input. </text:span><text:span text:style-name="T41">Then we can put our validation check inside </text:span><text:span text:style-name="T23">onChange</text:span><text:span text:style-name="T24">=changeHandler</text:span><text:span text:style-name="T23"> </text:span><text:span text:style-name="T41">function. </text:span><text:span text:style-name="T42">Let </text:span><text:span text:style-name="T25">validData </text:span><text:span text:style-name="T42">will have the valid or invalid information where </text:span><text:span text:style-name="T25">validate</text:span><text:span text:style-name="T26">(newState[id])</text:span><text:span text:style-name="T25"> </text:span><text:span text:style-name="T42">will have validation checks. </text:span><text:span text:style-name="T43">Function </text:span><text:span text:style-name="T27">validate(element) </text:span><text:span text:style-name="T44">where first we suppose it is valid so </text:span><text:span text:style-name="T28">let error = [true, ‘’] </text:span><text:span text:style-name="T44">we will do some checking and modify and return </text:span><text:span text:style-name="T28">error. </text:span><text:span text:style-name="T45">Then </text:span><text:span text:style-name="T29">if element.validation.required </text:span><text:span text:style-name="T45">then <text:s text:c="128"/></text:span><text:span text:style-name="T29">const valid = element.value.trim() !== ‘’ <text:tab/><text:tab/></text:span><text:span text:style-name="T30">trim removes all whitespaces<text:tab/><text:tab/><text:tab/><text:tab/> <text:s text:c="10"/>const message = `</text:span><text:span text:style-name="T31">${ !valid ? ‘</text:span><text:span text:style-name="T32">This field is required</text:span><text:span text:style-name="T31">’ : ‘’ }</text:span><text:span text:style-name="T30">`</text:span><text:span text:style-name="T54"> <text:s text:c="87"/></text:span><text:span text:style-name="T71">error = !valid </text:span><text:span text:style-name="T72">?</text:span><text:span text:style-name="T71"> [</text:span><text:span text:style-name="T73">valid, messag</text:span><text:span text:style-name="T78">e</text:span><text:span text:style-name="T71">]: error;</text:span></text:p>
      <text:p text:style-name="P16"><text:span text:style-name="T83">I</text:span><text:span text:style-name="T62">f we console log </text:span><text:span text:style-name="T67">validData </text:span><text:span text:style-name="T62">in </text:span><text:span text:style-name="T67">changeHandler </text:span><text:span text:style-name="T62">and check the input, we will see the results; </text:span><text:span text:style-name="T67">validData </text:span><text:span text:style-name="T62">has two elements in it’s array one is </text:span><text:span text:style-name="T67">true or false </text:span><text:span text:style-name="T62">and another is </text:span><text:span text:style-name="T67">validationMessage. </text:span><text:span text:style-name="T84">So lets change the state </text:span><text:span text:style-name="T74">newState[id].valid = validData[0]; </text:span><text:span text:style-name="T75">newState[id].validationMessage = validData[1]; </text:span><text:span text:style-name="T85">Console log </text:span><text:span text:style-name="T76">newState </text:span><text:span text:style-name="T85">and see the results.</text:span></text:p>
      <text:p text:style-name="P17"><text:span text:style-name="T85">F</text:span><text:span text:style-name="T62">unction </text:span><text:span text:style-name="T67">showValidation(</text:span><text:span text:style-name="T77">values</text:span><text:span text:style-name="T67">) </text:span><text:span text:style-name="T62">will return template with validation message</text:span></text:p>
      <text:p text:style-name="P19"><text:span text:style-name="T62">let errorMessage = null; if(data.validation &amp;&amp; !data.valid ) </text:span><text:span text:style-name="T63">we will assign some template to </text:span><text:span text:style-name="T62">errorMessage </text:span><text:span text:style-name="T63">with div class </text:span><text:span text:style-name="T62">label_error </text:span><text:span text:style-name="T63">and inside </text:span><text:span text:style-name="T62">data.validationMessage </text:span><text:span text:style-name="T66">and return </text:span><text:span text:style-name="T86">errorMessage.</text:span></text:p>
      <text:p text:style-name="P28"><text:span text:style-name="T86">N</text:span><text:span text:style-name="T62">ow write something and delete in the input field and see the result.</text:span></text:p>
      <text:p text:style-name="P28"><text:span text:style-name="T62"/></text:p>
      <text:p text:style-name="P28"><text:span text:style-name="T62"/></text:p>
      <text:p text:style-name="P29"><text:span text:style-name="T62">Now we will add new validation rule. </text:span><text:span text:style-name="T87">Inside </text:span><text:span text:style-name="T79">validation, minlen: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4:50:28.177155188</meta:creation-date>
    <meta:generator>LibreOffice/6.0.6.2$Linux_X86_64 LibreOffice_project/00m0$Build-2</meta:generator>
    <dc:date>2019-06-13T14:25:26.508189578</dc:date>
    <meta:editing-duration>PT18H16M28S</meta:editing-duration>
    <meta:editing-cycles>84</meta:editing-cycles>
    <meta:document-statistic meta:table-count="0" meta:image-count="0" meta:object-count="0" meta:page-count="4" meta:paragraph-count="34" meta:word-count="779" meta:character-count="5610" meta:non-whitespace-character-count="4470"/>
  </office:meta>
</office:document-meta>
</file>